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ffb2" officeooo:paragraph-rsid="00145150"/>
    </style:style>
    <style:style style:name="P2" style:family="paragraph" style:parent-style-name="Standard">
      <style:text-properties officeooo:rsid="00145150" officeooo:paragraph-rsid="00145150"/>
    </style:style>
    <style:style style:name="P3" style:family="paragraph" style:parent-style-name="Standard">
      <style:text-properties officeooo:rsid="0015a557" officeooo:paragraph-rsid="0015a557"/>
    </style:style>
    <style:style style:name="P4" style:family="paragraph" style:parent-style-name="Standard">
      <style:text-properties officeooo:rsid="00170c0d" officeooo:paragraph-rsid="00170c0d"/>
    </style:style>
    <style:style style:name="P5" style:family="paragraph" style:parent-style-name="Standard">
      <style:text-properties officeooo:rsid="00170c0d" officeooo:paragraph-rsid="00170c0d"/>
    </style:style>
    <style:style style:name="P6" style:family="paragraph" style:parent-style-name="Standard">
      <style:text-properties officeooo:rsid="00191182" officeooo:paragraph-rsid="00191182"/>
    </style:style>
    <style:style style:name="T1" style:family="text">
      <style:text-properties officeooo:rsid="001451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unção millis()</text:p>
      <text:p text:style-name="P1"><text:a xlink:type="simple" xlink:href="http://blogmasterwalkershop.com.br/arduino/arduino-utilizando-a-funcao-millis/" text:style-name="Internet_20_link" text:visited-style-name="Visited_20_Internet_20_Link"/></text:p>
      <text:p text:style-name="P1"><text:a xlink:type="simple" xlink:href="http://blogmasterwalkershop.com.br/arduino/arduino-utilizando-a-funcao-millis/" text:style-name="Internet_20_link" text:visited-style-name="Visited_20_Internet_20_Link"><text:span text:style-name="T1">http://blogmasterwalkershop.com.br/arduino/arduino-utilizando-a-funcao-millis/</text:span></text:a></text:p>
      <text:p text:style-name="P1"/>
      <text:p text:style-name="P2"><text:a xlink:type="simple" xlink:href="https://www.zonamaker.com.br/arduino-funcao-millis-e-porque-nao-usar-funcao-delay/" text:style-name="Internet_20_link" text:visited-style-name="Visited_20_Internet_20_Link">https://www.zonamaker.com.br/arduino-funcao-millis-e-porque-nao-usar-funcao-delay/</text:a></text:p>
      <text:p text:style-name="P2"/>
      <text:p text:style-name="P2"><text:a xlink:type="simple" xlink:href="http://homediyelectronics.com/projects/arduino/arduinotimerinterruptexample/" text:style-name="Internet_20_link" text:visited-style-name="Visited_20_Internet_20_Link">http://homediyelectronics.com/projects/arduino/arduinotimerinterruptexample/</text:a></text:p>
      <text:p text:style-name="P2"/>
      <text:p text:style-name="P2"><text:a xlink:type="simple" xlink:href="http://forum.fazedores.com/t/usando-a-funcao-millis-ao-inves-do-delay/1359" text:style-name="Internet_20_link" text:visited-style-name="Visited_20_Internet_20_Link">http://forum.fazedores.com/t/usando-a-funcao-millis-ao-inves-do-delay/1359</text:a></text:p>
      <text:p text:style-name="P2"/>
      <text:p text:style-name="P2"><text:tab/></text:p>
      <text:p text:style-name="P3">Buffer circular:</text:p>
      <text:p text:style-name="P3"/>
      <text:p text:style-name="P3"><text:a xlink:type="simple" xlink:href="https://www.embarcados.com.br/buffer-circular-para-sistemas-embarcados/" text:style-name="Internet_20_link" text:visited-style-name="Visited_20_Internet_20_Link">https://www.embarcados.com.br/buffer-circular-para-sistemas-embarcados/</text:a></text:p>
      <text:p text:style-name="P3"/>
      <text:p text:style-name="P4"><text:a xlink:type="simple" xlink:href="https://embeddedartistry.com/blog/2017/4/6/circular-buffers-in-cc" text:style-name="Internet_20_link" text:visited-style-name="Visited_20_Internet_20_Link">https://embeddedartistry.com/blog/2017/4/6/circular-buffers-in-cc</text:a></text:p>
      <text:p text:style-name="P4"/>
      <text:p text:style-name="P6"><text:a xlink:type="simple" xlink:href="https://www.zonamaker.com.br/arduino-funcao-millis-e-porque-nao-usar-funcao-delay/" text:style-name="Internet_20_link" text:visited-style-name="Visited_20_Internet_20_Link"/></text:p>
      <text:p text:style-name="P6"><text:a xlink:type="simple" xlink:href="https://pt.wikipedia.org/wiki/Buffer_circular" text:style-name="Internet_20_link" text:visited-style-name="Visited_20_Internet_20_Link">https://pt.wikipedia.org/wiki/Buffer_circular</text:a></text:p>
      <text:p text:style-name="P6"/>
      <text:p text:style-name="P6"><text:a xlink:type="simple" xlink:href="https://www.embarcados.com.br/desenvolvendo-um-rtos-buffer-circular/" text:style-name="Internet_20_link" text:visited-style-name="Visited_20_Internet_20_Link">https://www.embarcados.com.br/desenvolvendo-um-rtos-buffer-circular/</text:a></text:p>
      <text:p text:style-name="P6"/>
      <text:p text:style-name="P6"/>
      <text:p text:style-name="P4"/>
      <text:p text:style-name="P4">latex presentation:</text:p>
      <text:p text:style-name="P4"/>
      <text:p text:style-name="P4"><text:a xlink:type="simple" xlink:href="https://www.lucidchart.com/techblog/2016/12/07/how-to-make-a-presentation-in-latex/" text:style-name="Internet_20_link" text:visited-style-name="Visited_20_Internet_20_Link">https://www.lucidchart.com/techblog/2016/12/07/how-to-make-a-presentation-in-latex/</text:a></text:p>
      <text:p text:style-name="P4"/>
      <text:p text:style-name="P4"><text:a xlink:type="simple" xlink:href="https://www.overleaf.com/help/107-how-to-create-a-basic-slideshow-presentation-in-latex-with-beamer#.WvMjBdYh08p" text:style-name="Internet_20_link" text:visited-style-name="Visited_20_Internet_20_Link">https://www.overleaf.com/help/107-how-to-create-a-basic-slideshow-presentation-in-latex-with-beamer#.WvMjBdYh08p</text:a></text:p>
      <text:p text:style-name="P4"/>
      <text:p text:style-name="P4">https://math-linux.com/latex-26/article/how-to-make-a-presentation-with-latex-introduction-to-beamer</text:p>
      <text:p text:style-name="P4"/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8:43:48.443760093</meta:creation-date>
    <meta:editing-duration>PT8H16M9S</meta:editing-duration>
    <meta:editing-cycles>6</meta:editing-cycles>
    <meta:generator>LibreOffice/5.1.6.2$Linux_X86_64 LibreOffice_project/10m0$Build-2</meta:generator>
    <dc:date>2018-05-11T16:50:03.105213814</dc:date>
    <meta:document-statistic meta:table-count="0" meta:image-count="0" meta:object-count="0" meta:page-count="1" meta:paragraph-count="15" meta:word-count="17" meta:character-count="905" meta:non-whitespace-character-count="901"/>
  </office:meta>
</office:document-meta>
</file>